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4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 style:data-style-name="N1"/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3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0.1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3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Elementos del lenguaje C (programa y mapa conceptual)</text:p>
          </table:table-cell>
          <table:table-cell table:style-name="ce3" office:value-type="string" calcext:value-type="string">
            <text:p>Introducción al pensamiento lógico (algoritmia)</text:p>
          </table:table-cell>
          <table:table-cell table:style-name="ce3" office:value-type="string" calcext:value-type="string">
            <text:p/>
            <text:p>DFD y Pseudocódigo parte I</text:p>
          </table:table-cell>
          <table:table-cell table:style-name="ce3" office:value-type="string" calcext:value-type="string">
            <text:p/>
            <text:p>DFD y Pseudocódigo parte II</text:p>
          </table:table-cell>
          <table:table-cell table:style-name="ce3" office:value-type="string" calcext:value-type="string">
            <text:p>Entrada y salida de datos (práctica de clase)</text:p>
          </table:table-cell>
          <table:table-cell table:style-name="ce3" office:value-type="string" calcext:value-type="string">
            <text:p>Codificación ejercicios básicos programación</text:p>
          </table:table-cell>
          <table:table-cell table:style-name="ce3" office:value-type="string" calcext:value-type="string">
            <text:p>Ejercicios selectiva doble</text:p>
          </table:table-cell>
          <table:table-cell table:style-name="ce3" office:value-type="string" calcext:value-type="string">
            <text:p>Ejercicios While (mientras) parte I</text:p>
          </table:table-cell>
          <table:table-cell table:style-name="ce3" office:value-type="string" calcext:value-type="string">
            <text:p>Examen</text:p>
          </table:table-cell>
          <table:table-cell table:style-name="ce3" office:value-type="string" calcext:value-type="string">
            <text:p>Actividad de clase, arreglos bidimensionales.</text:p>
          </table:table-cell>
          <table:table-cell office:value-type="string" calcext:value-type="string">
            <text:p>Práctica de clase (ecuación sg, calificación y aumento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01 218843889 AGUIRRE GUTIERREZ DIANA DENISSE IDMM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5" calcext:value-type="float">
            <office:annotation draw:style-name="gr1" draw:text-style-name="P2" svg:width="28.99mm" svg:height="175.81mm" svg:x="165.52mm" svg:y="36.34mm" draw:caption-point-x="-6.1mm" draw:caption-point-y="15.1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formula="of:=(50/15)*9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2 216202703 COVARRUBIAS GUDIÑO FATIMA DAYANARA IDMM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style-name="ce4" table:formula="of:=(50/15)*10+50" office:value-type="float" office:value="83.333333333333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 218843897 FIERROS NAVARRO JODIE DANIELLA IDMM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5" calcext:value-type="float">
            <office:annotation draw:style-name="gr1" draw:text-style-name="P2" svg:width="28.99mm" svg:height="175.81mm" svg:x="165.52mm" svg:y="45.19mm" draw:caption-point-x="-6.1mm" draw:caption-point-y="15.28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float" office:value="50" calcext:value-type="float">
            <office:annotation draw:style-name="gr2" draw:text-style-name="P2" svg:width="28.99mm" svg:height="152.11mm" svg:x="278.41mm" svg:y="45.37mm" draw:caption-point-x="-6.1mm" draw:caption-point-y="15.1mm">
              <dc:date>2018-09-24T00:00:00</dc:date>
              <text:p text:style-name="P1"><text:span text:style-name="T1">Ejercicio 1</text:span></text:p>
              <text:p text:style-name="P1"><text:span text:style-name="T1"/></text:p>
              <text:p text:style-name="P1"><text:span text:style-name="T1">Icorrecto, debería haber 3 validaciones para las condiciones que se le especificaron.</text:span></text:p>
              <text:p text:style-name="P1"><text:span text:style-name="T1"/></text:p>
              <text:p text:style-name="P1"><text:span text:style-name="T1">Ejercicio 2</text:span></text:p>
              <text:p text:style-name="P1"><text:span text:style-name="T1"/></text:p>
              <text:p text:style-name="P1"><text:span text:style-name="T1">Icorrecto, debería haber utliado un contador para incrementar los ń's <text:s/>valores en los que tendría que dividir la cantidad de x's</text:span></text:p>
              <text:p text:style-name="P1"><text:span text:style-name="T1"/></text:p>
              <text:p text:style-name="P1"><text:span text:style-name="T1"/></text:p>
              <text:p text:style-name="P1"><text:span text:style-name="T1">Ejercicio 3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4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 5</text:span></text:p>
              <text:p text:style-name="P1"><text:span text:style-name="T1"/></text:p>
              <text:p text:style-name="P1"><text:span text:style-name="T1">Incorrecto, faltan dos validacione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50</text:p>
          </table:table-cell>
          <table:table-cell/>
          <table:table-cell table:style-name="ce4" table:formula="of:=(50/15)*11" office:value-type="float" office:value="36.666666666666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 218843862 GARCIA TRINIDAD DAVID ALEJANDRO IDMM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(50/15)*12+30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5 215706295 GARNICA OCAMPO SUSANA LIZETH IDMM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06 218843838 GODINA VILLARREAL ADOLFO IDMM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table:style-name="ce4" table:formula="of:=(50/15)*10" office:value-type="float" office:value="33.33333333333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7 214667695 JARAMILLO ROBLEDO JORGE ALBERTO IDMM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style-name="ce4" table:formula="of:=(50/15)*13+50" office:value-type="float" office:value="93.333333333333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8 218916142 JIMENEZ ALDAZ JOSUE DE JESUS ID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(50/15)*1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9 218843846 MERCADO FLETES MARCO ANTONIO IDMM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style-name="ce4" table:formula="of:=(50/15)*14" office:value-type="float" office:value="46.666666666666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 218916134 MUÑIZ CORONA ROBERTO CARLOS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(50/15)*9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1 218843854 NAVARRETE PRIETO DIEGO ARMANDO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4" table:formula="of:=(50/15)*14" office:value-type="float" office:value="46.666666666666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2 218843919 RIVERA CASTAÑEDA BRYAN IDMM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table:style-name="ce4" table:formula="of:=(50/15)*10" office:value-type="float" office:value="33.33333333333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3 218843927 ROSALES JIMENEZ ESTEBAN GABRIEL ID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" table:formula="of:=(50/15)*14+50" office:value-type="float" office:value="96.666666666666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4 215685123 SANCHEZ BEAS LUIS EDUARDO IDMM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table:formula="of:=(50/15)*8" office:value-type="float" office:value="26.666666666666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5 215710012 SANCHEZ FLORES ADRIAN IDMM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(50/15)*1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6 206597068 ZEPEDA MARTINEZ MARCOS EMMANUEL IDMM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4" table:formula="of:=(50/15)*14+50" office:value-type="float" office:value="96.666666666666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8:07:03.1441724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01:43.977520755</meta:creation-date>
    <dc:date>2018-11-06T18:15:22.736379591</dc:date>
    <meta:editing-duration>PT10H49M51S</meta:editing-duration>
    <meta:editing-cycles>46</meta:editing-cycles>
    <meta:generator>LibreOffice/5.1.6.2$Linux_X86_64 LibreOffice_project/10m0$Build-2</meta:generator>
    <meta:document-statistic meta:table-count="2" meta:cell-count="154" meta:object-count="0"/>
  </office:meta>
</office:document-meta>
</file>